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97mm"/>
    </style:style>
    <style:style style:name="co3" style:family="table-column">
      <style:table-column-properties fo:break-before="auto" style:column-width="3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3" table:default-cell-style-name="ce1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#DescriptionID</text:p>
          </table:table-cell>
          <table:table-cell office:value-type="string" calcext:value-type="string">
            <text:p>J1Cartas</text:p>
          </table:table-cell>
          <table:table-cell office:value-type="string" calcext:value-type="string">
            <text:p>J1Carta1</text:p>
          </table:table-cell>
          <table:table-cell office:value-type="string" calcext:value-type="string">
            <text:p>J1Carta2</text:p>
          </table:table-cell>
          <table:table-cell office:value-type="string" calcext:value-type="string">
            <text:p>J1Carta3</text:p>
          </table:table-cell>
          <table:table-cell office:value-type="string" calcext:value-type="string">
            <text:p>J2Cartas</text:p>
          </table:table-cell>
          <table:table-cell office:value-type="string" calcext:value-type="string">
            <text:p>J2Carta1</text:p>
          </table:table-cell>
          <table:table-cell office:value-type="string" calcext:value-type="string">
            <text:p>J2Carta2</text:p>
          </table:table-cell>
          <table:table-cell office:value-type="string" calcext:value-type="string">
            <text:p>J2Carta3</text:p>
          </table:table-cell>
          <table:table-cell office:value-type="string" calcext:value-type="string">
            <text:p>J1CartaJogada</text:p>
          </table:table-cell>
          <table:table-cell office:value-type="string" calcext:value-type="string">
            <text:p>J1CartaJogadaInt</text:p>
          </table:table-cell>
          <table:table-cell office:value-type="string" calcext:value-type="string">
            <text:p>J2CartaJogada</text:p>
          </table:table-cell>
          <table:table-cell office:value-type="string" calcext:value-type="string">
            <text:p>J2CartaJogadaInt</text:p>
          </table:table-cell>
          <table:table-cell office:value-type="string" calcext:value-type="string">
            <text:p>Truco</text:p>
          </table:table-cell>
          <table:table-cell office:value-type="string" calcext:value-type="string">
            <text:p>TrucoPediu</text:p>
          </table:table-cell>
          <table:table-cell office:value-type="string" calcext:value-type="string">
            <text:p>TrucoAceito</text:p>
          </table:table-cell>
          <table:table-cell office:value-type="string" calcext:value-type="string">
            <text:p>Retruco</text:p>
          </table:table-cell>
          <table:table-cell office:value-type="string" calcext:value-type="string">
            <text:p>RetrucoAceito</text:p>
          </table:table-cell>
          <table:table-cell office:value-type="string" calcext:value-type="string">
            <text:p>Envido</text:p>
          </table:table-cell>
          <table:table-cell office:value-type="string" calcext:value-type="string">
            <text:p>EnvidoAceito</text:p>
          </table:table-cell>
          <table:table-cell office:value-type="string" calcext:value-type="string">
            <text:p>EnvidoGanho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FlorGanho</text:p>
          </table:table-cell>
          <table:table-cell office:value-type="string" calcext:value-type="string">
            <text:p>NivelCarta</text:p>
          </table:table-cell>
          <table:table-cell office:value-type="string" calcext:value-type="string">
            <text:p>NivelTruco</text:p>
          </table:table-cell>
          <table:table-cell office:value-type="string" calcext:value-type="string">
            <text:p>NivelEnvido</text:p>
          </table:table-cell>
          <table:table-cell office:value-type="string" calcext:value-type="string">
            <text:p>NivelFlor</text:p>
          </table:table-cell>
          <table:table-cell office:value-type="string" calcext:value-type="string">
            <text:p>J1Pontos</text:p>
          </table:table-cell>
          <table:table-cell office:value-type="string" calcext:value-type="string">
            <text:p>J2Pontos</text:p>
          </table:table-cell>
          <table:table-cell office:value-type="string" calcext:value-type="string">
            <text:p>Rodada</text:p>
          </table:table-cell>
          <table:table-cell office:value-type="string" calcext:value-type="string">
            <text:p>EnvidoPediu</text:p>
          </table:table-cell>
          <table:table-cell office:value-type="string" calcext:value-type="string">
            <text:p>FlorPediu</text:p>
          </table:table-cell>
          <table:table-cell office:value-type="string" calcext:value-type="string">
            <text:p>ResultID</text:p>
          </table:table-cell>
          <table:table-cell office:value-type="string" calcext:value-type="string">
            <text:p>GanhouRodada</text:p>
          </table:table-cell>
          <table:table-cell office:value-type="string" calcext:value-type="string">
            <text:p>GanhouMao</text:p>
          </table:table-cell>
          <table:table-cell table:number-columns-repeated="98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isCopasSeteEspadasCincoOuros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Ã?sCopasDoisBastosSeisOuro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is de Cop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teEspadasCincoOuros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isBastosSeisOuros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e de Espad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is de Basto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atroEspadasDezCopasDoisEspad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isBastosDozeEspadasQuatroBast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z de Cop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is de Basto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atroEspadasDoisEsp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zeEspadasQuatroBastos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tro de Esp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ze de Espad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is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uatro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is de Espad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Ã?sCopasTrÃªsOurosSeteEspada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zeEspadasDezOurosQuatroEspada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Ãªs de Our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ze de Espad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Ã?sCopasSeteEspad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zOurosQuatroEspada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z de Ouro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incoOurosOnzeBastosOnzeCopa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DozeBastosQuatroBastosCincoCopa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ze de Cop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ze de Basto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incoOurosOnzeBasto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uatroBastosCincoCopa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ze de Bast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incoOuro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inco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nco de Our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nco de Copa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incoCopasCincoEspadasDezEspad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Ã?sCopasÃ?sEspadasDezBasto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nco de Esp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incoCopasDezEsp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Ã?sEspadasDezBastos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nco de Cop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Ã?s de Espadas</text:p>
          </table:table-cell>
          <table:table-cell office:value-type="float" office:value="14" calcext:value-type="float">
            <text:p>14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zeOurosSeisBastosDezEspada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ÃªsBastosQuatroCopasQuatroOuro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is de Bast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Ãªs de Basto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zeOurosDezEspad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atroCopasQuatroOuro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ze de Our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uatro de Copa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z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atro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z de Espad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atro de Ouro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teBastosTrÃªsEspadasÃ?sOuro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zeEspadasTrÃªsBastosCincoOuro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Ãªs de Espad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ze de Espad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teBastosÃ?sOur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ÃªsBastosCincoOuro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e de Bas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Ãªs de Basto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Ã?s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inco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Ã?s de Our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inco de Ouro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isOurosTrÃªsEspadasSeisEspada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eCopasTrÃªsOurosÃ?sCopa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Ãªs de Espad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e de Copas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isOurosSeisEsp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ÃªsOurosÃ?sCopa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is de Ou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Ãªs de Ouro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eis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Ã?s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is de Esp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incoOurosTrÃªsOurosOnzeOuro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atroBastosDezBastosCincoCop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ze de Our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incoOurosTrÃªsOuro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zBastosCincoCopa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Ãªs de Our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z de Basto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teBastosDozeOurosDezOuro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zeEspadasCincoOurosSeisEspada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ze de Our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ze de Espad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teBastosDezOur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ncoOurosSeisEspada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e de Bas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nco de Ouro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z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is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z de Our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is de Espada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Ã?sOurosOnzeCopasCincoOuros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isOurosDezBastosÃ?sï»¿Basto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ze de Cop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is de Ouro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Ã?sOurosCincoOur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zBastosÃ?sï»¿Basto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Ã?s de Our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z de Basto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rÃªsCopasDezCopasQuatroOuro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ÃªsBastosCincoEspadasDozeBasto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uatro de Ou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Ãªs de Basto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rÃªsCopasDezCopa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incoEspadasDozeBasto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z de Cop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nco de Espada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rÃªsCopa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oze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Ãªs de Cop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ze de Basto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isOurosDozeBastosÃ?sEspada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zeCopasQuatroOurosCincoOuro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ze de Bast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ze de Cop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eisOurosÃ?sEsp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QuatroOurosCincoOuro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is de Ou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atro de Ouro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Ã?s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nco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Ã?s de Espad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nco de Ouro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eteBastosSeteEspadasCincoBasto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atroEspadasDozeEspadasSeisCopa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e de Bas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tro de Espada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eteEspadasCincoBastos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zeEspadasSeisCopas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e de Espad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ze de Espad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incoEspadasDozeCopasQuatroCopa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zeEspadasDozeEspadasTrÃªsOuro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uatro de Cop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ze de Espada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incoEspadasDozeCopa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zeEspadasTrÃªsOuros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ze de Cop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ze de Espad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incoEspada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rÃªs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nco de Esp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Ãªs de Ouro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zEspadasSeteCopasDoisEspada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incoCopasQuatroBastosOnzeCop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te de Cop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nco de Copa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ezEspadasDoisEspad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uatroBastosOnzeCopa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z de Espad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rÃªsBastosSeteOurosCincoCopas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zeOurosOnzeEspadasÃ?sCopa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inco de Cop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ze de Ouro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rÃªsBastosSeteOuros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nzeEspadasÃ?sCopas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e de Ouro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ze de Espada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rÃªsBasto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Ã?s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Ãªs de Bast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eteBastosDoisCopasDozeOuro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ÃªsBastosDozeCopasQuatroEspadas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is de Cop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Ãªs de Basto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eteBastosDozeOur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zeCopasQuatroEspadas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e de Bas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ze de Cop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nzeBastosCincoBastosTrÃªsEspada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isOurosDoisEspadasSeteOuro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inco de Bas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is de Ouro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nzeBastosTrÃªsEspad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isEspadasSeteOuros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ze de Bast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is de Espada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oisBastosDezCopasDozeOuro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ncoBastosSeteOurosSeteEspada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ze de Our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nco de Basto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oisBastosDezCopa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teOurosSeteEspadas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z de Cop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te de Ouros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oisBasto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te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is de Bast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e de Espadas</text:p>
          </table:table-cell>
          <table:table-cell office:value-type="float" office:value="12" calcext:value-type="float">
            <text:p>1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ezCopasSeteEspadasCincoEspadas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eCopasDozeCopasÃ?sCopa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e de Espad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e de Copas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ezCopasCincoEspad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zeCopasÃ?sCopas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z de Cop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ze de Cop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inco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Ã?s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inco de Esp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eisOurosÃ?sOurosSeteEspada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zeEspadasDozeCopasDozeOuro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Ã?s de Our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ze de Espada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eisOurosSeteEsp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zeCopasDozeOuro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eis de Ou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ze de Cop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ete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ze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te de Espad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ze de Ouro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ozeCopasQuatroOurosDozeEspada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zCopasSeteBastosCincoCopa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ze de Cop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z de Copa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QuatroOurosDozeEspada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teBastosCincoCopas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atro de Ou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e de Bastos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oze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nco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ze de Espad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nco de Copa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OnzeEspadasÃ?sCopasDoisEspada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zeBastosDozeBastosSeteOuro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ze de Espad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ze de Basto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Ã?sCopasDoisEspadas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zeBastosSeteOuros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is de Espad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ze de Basto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Ã?sCopas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te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e de Ouros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QuatroOurosTrÃªsOurosDozeBasto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zeBastosTrÃªsEspadasSeisCopas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Ãªs de Our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ze de Basto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QuatroOurosDozeBa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ÃªsEspadasSeisCopa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atro de Ou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Ãªs de Espada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oze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is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ze de Bast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is de Copa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eisCopasDoisOurosÃ?sCopa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eOurosCincoEspadasCincoBasto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ois de Our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e de Ouros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eisCopasÃ?sCop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incoEspadasCincoBasto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is de Cop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nco de Espada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Ã?s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inco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inco de Basto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rÃªsEspadasCincoOurosSeteBasto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troOurosTrÃªsCopasSeteEspada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Ãªs de Espad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uatro de Ouro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incoOurosSeteBasto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ÃªsCopasSeteEspada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inco de Our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Ãªs de Copa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ete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te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e de Bas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te de Espadas</text:p>
          </table:table-cell>
          <table:table-cell office:value-type="float" office:value="12" calcext:value-type="float">
            <text:p>1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eisCopasQuatroEspadasSeisEspada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zeEspadasDozeOurosSeteEspada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uatro de Esp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ze de Espada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eisCopasSeisEsp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zeOurosSeteEspadas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is de Cop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ze de Ouro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Ã?sï»¿BastosSeteCopasDozeBasto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uatroBastosOnzeEspadasDoisBasto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e de Cop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Ã?sï»¿BastosDozeBasto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zeEspadasDoisBastos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Ã?s de ï»¿Basto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ze de Espada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rÃªsBastosÃ?sCopasCincoOuros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isOurosQuatroOurosTrÃªsEspada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is de Ouro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rÃªsBastosCincoOur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atroOurosTrÃªsEspada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nco de Our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atro de Ouro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rÃªsBasto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rÃªs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Ãªs de Bast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Ãªs de Espada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eteCopasOnzeBastosQuatroCopa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zeBastosSeteBastosDezOuro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te de Cop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ze de Basto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nzeBastosQuatroCopas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eBastosDezOuros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ze de Bast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te de Bastos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Quatro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z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atro de Cop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z de Ouro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oisEspadasÃ?sCopasOnzeCopas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zeOurosDozeEspadasÃ?sOuro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ze de Cop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ze de Ouro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oisEspadasÃ?sCopas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zeEspadasÃ?sOuros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ze de Espad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oisEspada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Ã?s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is de Espad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Ã?s de Ouros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eisEspadasDoisBastosDoisEspada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DozeOurosÃ?sOurosDezCopa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is de Espad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ze de Ouro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eisEspadasDoisBasto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Ã?sOurosDezCopas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is de Bast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Ã?s de Ouros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eteBastosDozeCopasDoisCopa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zeEspadasSeisCopasDoisEspada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e de Bas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ze de Espada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ozeCopasDoisCopas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isCopasDoisEspadas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ze de Cop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is de Copa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ois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is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is de Cop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is de Espada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eteBastosQuatroCopasSeteOuro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zEspadasTrÃªsCopasOnzeEspada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atro de Cop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z de Espada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teBastosSeteOur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ÃªsCopasOnzeEspada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te de Bas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Ãªs de Copa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QuatroBastosDoisOurosSeteCopa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isCopasTrÃªsEspadasDezOuros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is de Copa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oisOurosSeteCopas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ÃªsEspadasDezOuro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is de Our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Ãªs de Espada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ozeEspadasÃ?sCopasCincoBasto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isOurosCincoOurosQuatroBasto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is de Ouro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ozeEspadasCincoBast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ncoOurosQuatroBasto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ze de Espad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nco de Ouro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inco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atro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co de Bas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OnzeBastosDoisBastosCincoEspada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zeOurosTrÃªsCopasSeisOuros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is de Bast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ze de Ouro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OnzeBastosCincoEspad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ÃªsCopasSeisOuro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ze de Bast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Ãªs de Copa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inco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is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nco de Esp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is de Ouro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ezOurosDozeCopasQuatroOuro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zBastosDoisBastosSeisCopa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z de Our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z de Basto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ozeCopasQuatroOuros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isBastosSeisCopas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ze de Cop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is de Basto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Quatro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is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atro de Ou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is de Copa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OnzeBastosÃ?sOurosÃ?sCopa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DoisEspadasDozeCopasTrÃªsEspada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is de Espada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nzeBastosÃ?sOuro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zeCopasTrÃªsEspadas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Ã?s de Our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ze de Cop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nzeBasto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rÃªs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ze de Bast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Ãªs de Espada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nzeBastosÃ?sOurosÃ?sEspada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ÃªsCopasOnzeEspadasSeteOuro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Ã?s de Our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Ãªs de Copa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nzeBastosÃ?sEspad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zeEspadasSeteOuros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ze de Bast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ze de Espada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Ã?s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e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Ã?s de Espad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e de Ouros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incoBastosQuatroBastosQuatroCopa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isBastosOnzeOurosTrÃªsBastos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nco de Bas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is de Basto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QuatroBastosQuatroCopa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zeOurosTrÃªsBastos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ze de Ouro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eteBastosDoisCopasTrÃªsCopa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zOurosDozeEspadasÃ?sï»¿Basto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Ãªs de Cop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z de Ouro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eteBastosDoisCopa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zeEspadasÃ?sï»¿Bastos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is de Cop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ze de Espad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eisBastosÃ?sCopasDozeBasto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isBastosSeteCopasQuatroEspada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is de Basto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eisBastosDozeBast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teCopasQuatroEspadas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is de Bast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e de Copas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ozeCopasTrÃªsBastosOnzeOuro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atroBastosOnzeBastosÃ?sï»¿Basto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Ãªs de Bast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ozeCopasOnzeOur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zeBastosÃ?sï»¿Bastos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ze de Our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ze de Basto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ozeCopa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Ã?sï»¿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ze de Cop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Ã?s de ï»¿Bastos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eteBastosÃ?sï»¿BastosOnzeOuros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zeCopasCincoOurosTrÃªsCopa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ze de Our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ze de Cop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eteBastosÃ?sï»¿Bastos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incoOurosTrÃªsCopa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Ã?s de ï»¿Basto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nco de Ouro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eteBasto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rÃªs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e de Bas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Ãªs de Copa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Ã?sCopasTrÃªsEspadasDozeOuro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zBastosCincoBastosDezCopa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Ãªs de Espad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z de Basto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Ã?sCopasDozeOur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ncoBastosDezCopa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ze de Our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nco de Basto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incoCopasTrÃªsOurosDezEspada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ÃªsBastosCincoEspadasDozeCopa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nco de Cop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Ãªs de Basto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rÃªsOurosDezEspada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ncoEspadasDozeCopa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Ãªs de Our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nco de Espada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ez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ze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z de Espad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ze de Cop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Ã?sCopasDezEspadasDoisBasto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isBastosSeisOurosÃ?sOuro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is de Bast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is de Basto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Ã?sCopasDezEspada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isOurosÃ?sOuros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z de Espad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is de Ouro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Ã?sEspadasÃ?sCopasSeteBasto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Ã?sï»¿BastosOnzeBastosSeteCopas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Ã?s de Espad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Ã?s de ï»¿Bastos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Ã?sCopasSeteBastos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zeBastosSeteCopas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ze de Basto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oisOurosQuatroOurosDezEspada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zeBastosDozeOurosSeisBasto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atro de Ou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ze de Basto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oisOurosDezEspad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zeOurosSeisBastos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z de Espad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ze de Ouro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eteBastosDezCopasOnzeCopa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zeEspadasDezEspadasTrÃªsEspada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e de Bas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ze de Espad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zCopasOnzeCopa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zEspadasTrÃªsEspada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z de Cop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z de Espada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nze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Ãªs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ze de Cop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Ãªs de Espada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incoEspadasDezCopasSeisBasto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Ã?sOurosCincoCopasOnzeCopa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is de Bast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Ã?s de Ouros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incoEspadasDezCopa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incoCopasOnzeCopa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z de Cop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nco de Copa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incoEspada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nze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nco de Esp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ze de Copa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QuatroCopasSeisEspadasTrÃªsEspad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zeCopasOnzeCopasÃ?sOuro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uatro de Cop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ze de Cop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eisEspadasTrÃªsEspadas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zeCopasÃ?sOuros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is de Esp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ze de Copa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Ã?sOurosDezOurosÃ?sCopa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isBastosTrÃªsCopasDozeBastos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is de Basto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Ã?sOurosDezOuro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ÃªsCopasDozeBasto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z de Our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Ãªs de Copa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DezEspadasTrÃªsBastosQuatroEspada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ÃªsCopasÃ?sCopasOnzeCopas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z de Espad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Ãªs de Copa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rÃªsBastosQuatroEspada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Ã?sCopasOnzeCopas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Ãªs de Bast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Quatro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ze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atro de Esp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ze de Copa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Ã?sï»¿BastosCincoBastosSeteEspada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Ã?sCopasQuatroBastosOnzeBasto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te de Espad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Ã?sï»¿BastosCincoBasto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uatroBastosOnzeBasto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nco de Bas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ezCopasDoisEspadasSeisEspada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atroBastosDozeBastosDozeEspad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ez de Cop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oisEspadasSeisEspadas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zeBastosDozeEspada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ois de Espad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ze de Basto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QuatroBastosDezCopasSeteOuro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zeEspadasQuatroOurosÃ?sCopa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ze de Espad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DezCopasSeteOuro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uatroOurosÃ?sCopa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z de Cop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atro de Ouro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ete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Ã?s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e de Ouro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DezOurosDozeBastosTrÃªsCopa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zeEspadasSeteEspadasCincoEspadas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Ãªs de Cop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ze de Espada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DezOurosDozeBasto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teEspadasCincoEspadas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ze de Bast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te de Espadas</text:p>
          </table:table-cell>
          <table:table-cell office:value-type="float" office:value="12" calcext:value-type="float">
            <text:p>1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DezOuro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inco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z de Our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nco de Espada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OnzeCopasQuatroOurosSeteCopa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ncoEspadasSeteEspadasQuatroCopa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tro de Ou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co de Espada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OnzeCopasSeteCop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teEspadasQuatroCopas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ze de Cop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te de Espadas</text:p>
          </table:table-cell>
          <table:table-cell office:value-type="float" office:value="12" calcext:value-type="float">
            <text:p>1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incoOurosOnzeOurosDezEspada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teCopasDozeOurosOnzeEspada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ze de Our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te de Copas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incoOurosDezEsp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zeOurosOnzeEspadas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nco de Our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ze de Ouro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Dez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ze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z de Espad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ze de Espada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eisOurosTrÃªsCopasÃ?sCopa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zCopasÃ?sOurosDezBasto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Ãªs de Cop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z de Copa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eisOurosÃ?sCop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Ã?sOurosDezBastos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Ã?s de Ouros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eisOuro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ez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is de Ou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z de Basto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eisCopasÃ?sCopasDoisEspada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zEspadasCincoBastosOnzeCopa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z de Espada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eisCopasDoisEsp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incoBastosOnzeCopa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is de Cop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nco de Basto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Ã?sCopasSeisBastosDoisCopa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eEspadasSeisEspadasDozeOuro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is de Cop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e de Espadas</text:p>
          </table:table-cell>
          <table:table-cell office:value-type="float" office:value="12" calcext:value-type="float">
            <text:p>1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Ã?sCopasSeisBasto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isEspadasDozeOuros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is de Bast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is de Espada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Ã?sCopa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oze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ze de Ouro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ozeEspadasDezEspadasOnzeOuro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ÃªsBastosCincoCopasSeisCopa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ze de Espad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Ãªs de Basto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DezEspadasOnzeOuro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ncoCopasSeisCopa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z de Espad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nco de Copa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Onze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is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ze de Our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is de Copa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incoOurosSeteOurosOnzeCopa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zeBastosCincoCopasCincoEspada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inco de Our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ze de Basto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eteOurosOnzeCopas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ncoCopasCincoEspada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te de Ouro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inco de Copa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Onze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nco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ze de Cop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nco de Espada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QuatroOurosSeisCopasCincoOur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eEspadasDoisBastosDezEspadas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nco de Our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e de Espadas</text:p>
          </table:table-cell>
          <table:table-cell office:value-type="float" office:value="12" calcext:value-type="float">
            <text:p>1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QuatroOurosSeisCop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isBastosDezEspadas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is de Cop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is de Basto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OnzeEspadasOnzeBastosCincoCopa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isBastosDezCopasTrÃªsEspada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ze de Espad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is de Basto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OnzeBastosCincoCopas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zCopasTrÃªsEspada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ze de Bast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z de Copa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inco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Ãªs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nco de Cop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Ãªs de Espada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ozeOurosQuatroEspadasSeisCopa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ÃªsOurosQuatroBastosSeteEspada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is de Cop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Ãªs de Ouro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ozeOurosQuatroEspada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uatroBastosSeteEspada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uatro de Esp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ozeOuro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te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ze de Our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te de Espadas</text:p>
          </table:table-cell>
          <table:table-cell office:value-type="float" office:value="12" calcext:value-type="float">
            <text:p>1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eteBastosDozeBastosSeisEspada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atroCopasDezCopasSeisCop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e de Bas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tro de Copa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DozeBastosSeisEspadas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zCopasSeisCopa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ze de Bast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z de Copa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DezBastosCincoBastosQuatroCopa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ÃªsCopasDoisOurosÃ?sCopa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z de Bas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Ãªs de Copa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incoBastosQuatroCopa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isOurosÃ?sCopas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inco de Bas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is de Ouro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eisOurosÃ?sEspadasDezOuros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zeOurosDezCopasDoisOuro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z de Our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ze de Ouro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eisOurosÃ?sEspadas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zCopasDoisOuro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Ã?s de Espad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z de Copa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eisOuro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ois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is de Ou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is de Ouro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eteCopasOnzeBastosTrÃªsCopa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uatroOurosDezEspadasSeisOuro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e de Cop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tro de Ouro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OnzeBastosTrÃªsCopas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zEspadasSeisOuro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ze de Bast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z de Espada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Ã?sEspadasDoisEspadasTrÃªsBastos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eOurosDezEspadasÃ?sOuro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Ãªs de Bast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e de Ouros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Ã?sEspadasDoisEspadas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zEspadasÃ?sOuro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is de Espad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z de Espada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Ã?sEspadas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Ã?s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Ã?s de Espad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Ã?s de Ouros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eteBastosDezOurosDezCopa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eisOurosDozeBastosOnzeEspada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te de Bas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is de Ouro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DezOurosDezCopa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ozeBastosOnzeEspadas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z de Our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ze de Basto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Dez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ze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z de Cop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ze de Espada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rÃªsCopasCincoBastosQuatroEspada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troBastosOnzeOurosÃ?sï»¿Basto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uatro de Esp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rÃªsCopasCincoBasto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nzeOurosÃ?sï»¿Bastos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nco de Bas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ze de Ouro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rÃªsCopa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Ã?sï»¿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Ãªs de Cop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Ã?s de ï»¿Bastos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OnzeEspadasDoisEspadasCincoOuro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zeEspadasTrÃªsBastosSeisBasto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nco de Our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ze de Espad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OnzeEspadasDoisEspada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ÃªsBastosSeisBasto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is de Espad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Ãªs de Basto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DozeCopasTrÃªsOurosDoisOuro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eOurosDoisEspadasDozeBastos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ze de Cop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te de Ouros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rÃªsOurosDoisOuro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isEspadasDozeBastos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Ãªs de Our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is de Espada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Dois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ze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is de Our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ze de Basto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ezOurosSeisCopasCincoOuro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zeOurosDozeCopasSeisOuro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nco de Our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ze de Ouro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DezOurosSeisCopa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zeCopasSeisOuros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is de Cop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ze de Cop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DezCopasTrÃªsBastosSeteBasto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zeBastosDezBastosQuatroOuro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z de Cop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ze de Basto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rÃªsBastosSeteBasto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zBastosQuatroOuro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Ãªs de Bast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z de Basto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ete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tro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e de Bas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tro de Ouro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DoisBastosCincoCopasOnzeCopa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zeOurosQuatroCopasSeteCopa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is de Bast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ze de Ouro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incoCopasOnzeCopa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atroCopasSeteCopa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nco de Cop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atro de Copa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OnzeBastosQuatroEspadasSeisBast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zeOurosÃ?sï»¿BastosTrÃªsEspadas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is de Bast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ze de Ouro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OnzeBastosQuatroEspada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Ã?sï»¿BastosTrÃªsEspadas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uatro de Esp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Ã?s de ï»¿Bastos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rÃªsOurosQuatroOurosDoisBasto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zBastosÃ?sOurosÃ?sCopa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Quatro de Ou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z de Basto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rÃªsOurosDoisBast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Ã?sOurosÃ?sCopa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Dois de Bast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Ã?s de Ouros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rÃªsOuro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Ã?s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Ãªs de Our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Ã?sEspadasSeisBastosQuatroBastos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zCopasSeteCopasDezEspada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z de Copa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Ã?sEspadasSeisBastos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teCopasDezEspadas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is de Bast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e de Copas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QuatroEspadasCincoCopasDoisEspad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incoOurosDozeEspadasÃ?sï»¿Basto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uatro de Esp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co de Ouro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incoCopasDoisEspada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zeEspadasÃ?sï»¿Bastos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nco de Cop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ze de Espad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Ã?sEspadasSeisOurosDezEspadas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isBastosQuatroOurosDezOuro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z de Espad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is de Basto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Ã?sEspadasSeisOuros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uatroOurosDezOuro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is de Ou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atro de Ouro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QuatroBastosCincoCopasDozeOur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uatroEspadasSeteBastosDozeCopa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tro de Espada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incoCopasDozeOuro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teBastosDozeCopas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nco de Cop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e de Bastos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Doze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ze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ze de Our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ze de Cop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QuatroBastosÃ?sï»¿BastosDozeCopa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ÃªsCopasSeisOurosQuatroEspada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ze de Cop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Ãªs de Copa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QuatroBastosÃ?sï»¿Basto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isOurosQuatroEspadas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Ã?s de ï»¿Basto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is de Ouro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QuatroBast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uatro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tro de Espada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DozeOurosDozeCopasDoisCopa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uatroCopasTrÃªsOurosDezBasto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ze de Our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uatro de Copa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DozeCopasDoisCopas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ÃªsOurosDezBasto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ze de Cop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Ãªs de Ouro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Dois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z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is de Cop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z de Basto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QuatroOurosCincoOurosDoisOur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isBastosOnzeOurosSeisCopa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nco de Our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is de Basto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QuatroOurosDoisOu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zeOurosSeisCopas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atro de Ou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ze de Ouro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incoEspadasSeisEspadasSeisCopa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isBastosOnzeEspadasSeteCopa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nco de Esp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is de Basto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eisEspadasSeisCopa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nzeEspadasSeteCopas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is de Esp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ze de Espada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QuatroEspadasTrÃªsEspadasDozeOuro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ncoEspadasDozeCopasCincoOuro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Ãªs de Espad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nco de Espada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QuatroEspadasDozeOu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zeCopasCincoOuros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atro de Esp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ze de Cop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Doze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nco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ze de Our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nco de Ouro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DozeEspadasOnzeEspadasÃ?sEspada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isCopasOnzeBastosOnzeOuro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Ã?s de Espad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is de Copa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DozeEspadasOnzeEspada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nzeBastosOnzeOuro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nze de Espad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ze de Basto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DozeEspada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nze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ze de Espad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ze de Ouro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TrÃªsOurosDoisEspadasSeteCopa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ncoOurosSeisEspadasDozeEspada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te de Cop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nco de Ouro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TrÃªsOurosDoisEspada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isEspadasDozeEspadas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is de Espad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is de Espada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DezCopasSeteCopasDezOuro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ncoOurosTrÃªsOurosDozeBasto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z de Cop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nco de Ouro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eteCopasDezOuros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ÃªsOurosDozeBasto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te de Cop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Ãªs de Ouro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Dez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ze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z de Our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ze de Basto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DezEspadasSeteCopasCincoBasto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isOurosDozeBastosQuatroOuro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co de Bas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is de Ouro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DezEspadasSeteCopa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zeBastosQuatroOuros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e de Cop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ze de Basto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DoisEspadasDoisOurosDezCopa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zeEspadasSeteCopasÃ?sOuro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is de Espad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ze de Espad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DoisOurosDezCopas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teCopasÃ?sOuros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is de Our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e de Copas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Ã?sï»¿BastosDezEspadasOnzeBasto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isEspadasDozeCopasTrÃªsCopa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Ã?s de ï»¿Basto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is de Espada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DezEspadasOnzeBasto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zeCopasTrÃªsCopas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z de Espad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ze de Cop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Onze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Ãªs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ze de Bast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Ãªs de Copa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DoisCopasCincoOurosOnzeEspada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Ã?sOurosTrÃªsCopasCincoBasto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is de Cop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Ã?s de Ouros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incoOurosOnzeEspada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ÃªsCopasCincoBasto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nco de Our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Ãªs de Copa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Onze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nco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ze de Espad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nco de Basto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DoisCopasTrÃªsCopasOnzeBastos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Ã?sCopasÃ?sï»¿BastosDozeBasto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is de Cop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rÃªsCopasOnzeBasto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Ã?sï»¿BastosDozeBastos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Ãªs de Cop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Ã?s de ï»¿Bastos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Onze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ze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ze de Bast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ze de Basto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DozeEspadasÃ?sCopasCincoBasto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isCopasOnzeEspadasSeteBasto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nco de Bas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is de Copa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DozeEspadasÃ?sCopa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nzeEspadasSeteBastos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ze de Espada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DozeEspada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te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ze de Espad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te de Bastos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rÃªsEspadasSeisOurosTrÃªsOuro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zeEspadasCincoBastosSeteEspada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Ãªs de Espad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ze de Espad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eisOurosTrÃªsOuros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ncoBastosSeteEspada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is de Ou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nco de Basto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OnzeEspadasQuatroEspadasDezBast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Ã?sCopasDezOurosTrÃªsBasto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ze de Espad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QuatroEspadasDezBasto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zOurosTrÃªsBasto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uatro de Esp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z de Ouro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DozeOurosTrÃªsEspadasDoisOuro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incoCopasSeteOurosQuatroBasto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is de Our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inco de Copa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DozeOurosTrÃªsEspada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teOurosQuatroBastos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Ãªs de Espad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e de Ouros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DozeOuro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uatro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ze de Our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OnzeBastosSeteBastosQuatroBasto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coCopasDoisCopasÃ?sEspada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e de Bas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nco de Copa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OnzeBastosQuatroBast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isCopasÃ?sEspadas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ze de Bast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is de Copa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Quatro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Ã?s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Ã?s de Espadas</text:p>
          </table:table-cell>
          <table:table-cell office:value-type="float" office:value="14" calcext:value-type="float">
            <text:p>14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QuatroBastosDezOurosSeteCop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teOurosDoisBastosTrÃªsCopas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e de Cop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te de Ouros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QuatroBastosDezOuro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isBastosTrÃªsCopas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z de Our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is de Basto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DezCopasSeisEspadasÃ?sEspada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ÃªsCopasQuatroBastosDozeCopa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z de Cop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Ãªs de Copa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eisEspadasÃ?sEspadas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QuatroBastosDozeCopa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is de Esp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Ã?s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ze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Ã?s de Espad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ze de Cop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DozeCopasDezBastosSeteBasto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zeOurosTrÃªsCopasDoisOuro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e de Bas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ze de Ouro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DozeCopasDezBasto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ÃªsCopasDoisOuro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z de Bas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Ãªs de Copa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OnzeBastosSeteCopasDozeOuro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ÃªsCopasÃ?sCopasQuatroBastos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ze de Bast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Ãªs de Copa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eteCopasDozeOuros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Ã?sCopasQuatroBastos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e de Cop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DoisCopasTrÃªsOurosOnzeCopas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ncoEspadasSeteOurosCincoOuro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ze de Cop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nco de Espada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DoisCopasTrÃªsOuros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teOurosCincoOuros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Ãªs de Our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e de Ouros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DoisCopa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inco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is de Cop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inco de Ouro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DoisEspadasSeteBastosOnzeOuro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ncoBastosOnzeEspadasSeteEspada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ze de Our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nco de Basto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DoisEspadasSeteBasto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nzeEspadasSeteEspadas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e de Bas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ze de Espada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DoisEspada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te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is de Espad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e de Espadas</text:p>
          </table:table-cell>
          <table:table-cell office:value-type="float" office:value="12" calcext:value-type="float">
            <text:p>1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DoisCopasOnzeBastosTrÃªsEspadas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ncoEspadasDoisEspadasDezEspada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is de Cop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inco de Espada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OnzeBastosTrÃªsEspadas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isEspadasDezEspadas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ze de Bast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is de Espada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rÃªs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z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Ãªs de Espad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z de Espada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table:number-columns-repeated="9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9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9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rÃªsBastosSeisEspadasÃ?sEspada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ÃªsCopasCincoOurosDezCopa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Ãªs de Bast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Ãªs de Copa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eisEspadasÃ?sEspadas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ncoOurosDezCopa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is de Esp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nco de Ouro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Ã?s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z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Ã?s de Espad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z de Copa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DezCopasOnzeEspadasDoisOuro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zeEspadasSeisCopasCincoBasto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is de Our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ze de Espad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DezCopasOnzeEspada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isCopasCincoBastos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z de Cop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is de Copa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QuatroOurosTrÃªsBastosSeisBasto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isEspadasDoisOurosOnzeEspada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Ãªs de Bast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is de Espada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QuatroOurosSeisBa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isOurosOnzeEspadas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atro de Ou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is de Ouro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eis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ze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nze de Espada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TrÃªsBastosQuatroCopasDozeCopa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Ã?sEspadasSeisCopasDezEspadas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Ãªs de Bast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Ã?s de Espadas</text:p>
          </table:table-cell>
          <table:table-cell office:value-type="float" office:value="14" calcext:value-type="float">
            <text:p>14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QuatroCopasDozeCopa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isCopasDezEspadas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atro de Cop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is de Copa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DezBastosTrÃªsBastosÃ?sOuro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zOurosCincoOurosCincoBasto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Ã?s de Our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z de Ouro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DezBastosTrÃªsBasto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incoOurosCincoBasto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Ãªs de Bast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nco de Ouro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QuatroEspadasCincoBastosOnzeEspad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ncoCopasDoisEspadasDezBasto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atro de Esp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co de Copa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incoBastosOnzeEspada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isEspadasDezBastos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ois de Espada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DozeEspadasSeisCopasTrÃªsBasto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ÃªsOurosÃ?sCopasQuatroCopas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Ãªs de Bast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Ãªs de Ouro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DozeEspadasSeisCopa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Ã?sCopasQuatroCopas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ze de Espad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eisCopas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uatro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is de Cop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atro de Copa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eisCopasDezOurosSeteOuro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zeEspadasQuatroEspadasTrÃªsCopa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e de Ouro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ze de Espada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eisCopasDezOuro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uatroEspadasTrÃªsCopa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is de Cop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atro de Espada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OnzeOurosQuatroBastosSeisCopa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zeBastosÃ?sï»¿BastosCincoCopas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ze de Basto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OnzeOurosSeisCop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Ã?sï»¿BastosCincoCopas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is de Cop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Ã?s de ï»¿Bastos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QuatroEspadasQuatroBastosTrÃªsEspa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isCopasTrÃªsBastosDozeCopas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uatro de Esp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is de Copa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QuatroBastosTrÃªsEspada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ÃªsBastosDozeCopa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Ãªs de Espad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Ãªs de Bastos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QuatroBasto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ze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ze de Cop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eteBastosSeteCopasDezOuro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atroBastosTrÃªsBastosCincoEspada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e de Bas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eteCopasDezOuros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ÃªsBastosCincoEspada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incoOurosÃ?sEspadasDoisOuro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isCopasTrÃªsCopasQuatroBasto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is de Our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is de Copa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incoOurosÃ?sEspada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ÃªsCopasQuatroBasto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DozeEspadasCincoOurosDezEspada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zeOurosDoisOurosDezCopa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nco de Our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ze de Ouro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DozeEspadasDezEspad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isOurosDezCopas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z de Espad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is de Ouro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QuatroEspadasTrÃªsBastosDoisCopa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zeBastosDezBastosQuatroCopa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tro de Esp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ze de Basto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TrÃªsBastosDoisCopa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zBastosQuatroCopa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is de Cop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z de Basto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TrÃªsBasto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uatro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OnzeOurosÃ?sCopasSeteBasto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Ã?sOurosSeisCopasÃ?sï»¿Basto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ze de Our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Ã?s de Ouros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Ã?sCopasSeteBastos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isCopasÃ?sï»¿Bastos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te de Bas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is de Copa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Ã?sCopas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Ã?sï»¿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Ã?s de ï»¿Bastos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DoisOurosDezBastosCincoCopa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isCopasQuatroEspadasQuatroBasto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is de Our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is de Copa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DezBastosCincoCopa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atroEspadasQuatroBasto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inco de Cop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atro de Espada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QuatroOurosQuatroCopasÃ?sEspa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ÃªsCopasÃ?sï»¿BastosTrÃªsBasto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uatro de Ou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Ãªs de Copa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QuatroCopasÃ?sEspada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Ã?sï»¿BastosTrÃªsBastos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uatro de Cop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Ã?s de ï»¿Bastos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DezEspadasOnzeBastosDozeCopa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teCopasCincoEspadasOnzeEspada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z de Espad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te de Copas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OnzeBastosDozeCopas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ncoEspadasOnzeEspada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ze de Cop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nco de Espada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TrÃªsEspadasDoisEspadasÃ?sEspada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zBastosÃ?sOurosSeisCopa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Ãªs de Espad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z de Basto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7" calcext:value-type="float">
            <text:p>357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DoisEspadasÃ?sEspadas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Ã?sOurosSeisCopas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is de Espad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Ã?s de Ouros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DezEspadasSeisEspadasSeteCopa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ÃªsOurosDoisEspadasDozeBasto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z de Espad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Ãªs de Ouro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eisEspadasSeteCopas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isEspadasDozeBastos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te de Cop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is de Espada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eisBastosDoisBastosSeisCopa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eBastosÃ?sOurosOnzeCopa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is de Bast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e de Bastos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DoisBastosSeisCopas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Ã?sOurosOnzeCopas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is de Bast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Ã?s de Ouros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eis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ze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is de Cop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ze de Copa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OnzeEspadasDoisOurosCincoCopa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zeCopasDoisEspadasCincoEspada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ze de Espad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ze de Copa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DoisOurosCincoCopas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isEspadasCincoEspadas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OnzeCopasQuatroBastosSeisOur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zeEspadasDoisBastosTrÃªsEspada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ze de Cop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ze de Espad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66" calcext:value-type="float">
            <text:p>36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QuatroBastosSeisOuro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isBastosTrÃªsEspadas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ois de Basto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QuatroEspadasCincoBastosCincoOur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isCopasOnzeEspadasTrÃªsCopa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uatro de Esp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is de Copa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incoBastosCincoOuro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zeEspadasTrÃªsCopas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nco de Our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ze de Espada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DezOurosDozeBastosSeisCopa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isEspadasSeteOurosOnzeBasto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is de Cop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is de Espada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DezOurosDozeBasto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teOurosOnzeBastos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ze de Bast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te de Ouros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DozeCopasTrÃªsCopasQuatroOuro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eCopasSeisBastosDoisBasto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ze de Cop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te de Copas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rÃªsCopasQuatroOuro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isBastosDoisBastos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Ãªs de Cop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is de Basto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TrÃªsCopasTrÃªsEspadasOnzeCopa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Ã?sï»¿BastosDoisBastosSeisOuro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Ãªs de Cop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Ã?s de ï»¿Bastos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rÃªsEspadasOnzeCopa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isBastosSeisOuros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ze de Cop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is de Basto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OnzeOurosSeisEspadasCincoBasto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zeEspadasOnzeEspadasÃ?sEspada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nco de Bas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ze de Espad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76" calcext:value-type="float">
            <text:p>37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OnzeOurosSeisEspada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nzeEspadasÃ?sEspadas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ze de Our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ze de Espada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eisEspadas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Ã?s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is de Esp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Ã?s de Espadas</text:p>
          </table:table-cell>
          <table:table-cell office:value-type="float" office:value="14" calcext:value-type="float">
            <text:p>14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incoOurosQuatroEspadasSeteOur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zCopasTrÃªsCopasDozeCopa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te de Ouro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z de Copa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incoOurosQuatroEspad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ÃªsCopasDozeCopa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uatro de Esp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Ãªs de Copa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incoOuro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oze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nco de Our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ze de Cop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oisBastosSeteCopasSeteEspada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Ã?sï»¿BastosSeisBastosDozeOuros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te de Cop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Ã?s de ï»¿Bastos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DoisBastosSeteEspad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isBastosDozeOuros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is de Basto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DezCopasQuatroOurosSeisEspada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zBastosTrÃªsBastosSeteEspada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z de Cop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z de Basto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QuatroOurosSeisEspada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ÃªsBastosSeteEspada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QuatroEspadasDezEspadasSeisCop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atroBastosCincoCopasSeisBast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atro de Esp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DezEspadasSeisCopa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ncoCopasSeisBasto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is de Cop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nco de Copa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87" calcext:value-type="float">
            <text:p>387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DezEspada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is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z de Espad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is de Basto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incoOurosTrÃªsCopasÃ?sï»¿Basto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ncoBastosDezEspadasSeisEspada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Ãªs de Cop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nco de Basto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89" calcext:value-type="float">
            <text:p>38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incoOurosÃ?sï»¿Bas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zEspadasSeisEspada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Ã?s de ï»¿Basto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z de Espada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TrÃªsEspadasDozeEspadasSeteCopas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isBastosQuatroCopasÃ?sEspada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Ãªs de Espad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is de Basto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DozeEspadasSeteCopas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troCopasÃ?sEspada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ze de Espad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uatro de Copa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incoOurosSeisBastosTrÃªsOuro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Ã?sï»¿BastosQuatroBastosSeteBasto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nco de Our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Ã?s de ï»¿Bastos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eisBastosTrÃªsOuros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uatroBastosSeteBasto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Ãªs de Our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SeisBastos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te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OnzeBastosSeteEspadasDoisCopas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zeCopasSeteOurosTrÃªsCopa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ze de Bast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ze de Copa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96" calcext:value-type="float">
            <text:p>39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eteEspadasDoisCopas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eOurosTrÃªsCopas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DozeOurosCincoCopasSeisBasto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eOurosTrÃªsCopasOnzeOuros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ze de Our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te de Ouros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incoCopasSeisBasto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ÃªsCopasOnzeOuro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rÃªs de Copa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ezEspadasSeteEspadasSeteOuros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uatroEspadasSeteCopasDozeOur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te de Espad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uatro de Espada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DezEspadasSeteOur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teCopasDozeOuros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1" calcext:value-type="float">
            <text:p>40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DezOurosSeteEspadasDezCopas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isOurosCincoEspadasOnzeCopa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te de Espad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is de Ouro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2" calcext:value-type="float">
            <text:p>40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DezOurosDezCop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ncoEspadasOnzeCopa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z de Cop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nco de Espada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OnzeCopasSeisCopasQuatroOuro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zeEspadasDezOurosSeisOuro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ze de Cop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ze de Espad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eisCopasQuatroOuros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zOurosSeisOuro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ez de Ouro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5" calcext:value-type="float">
            <text:p>40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DozeCopasSeteBastosDozeBasto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ncoBastosDoisEspadasSeisOuro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e de Bas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nco de Basto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6" calcext:value-type="float">
            <text:p>406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DozeCopasDozeBast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isEspadasSeisOuros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ze de Bast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is de Espadas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DozeCopa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is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ze de Cop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is de Ouro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eisBastosDozeBastosTrÃªsEspada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uatroBastosOnzeOurosTrÃªsBasto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is de Bast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DozeBastosTrÃªsEspadas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zeOurosTrÃªsBastos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Ã?sï»¿BastosDezBastosDozeCopa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zOurosSeisCopasTrÃªsBasto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z de Bas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z de Ouro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Ã?sï»¿BastosDozeCop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isCopasTrÃªsBastos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ze de Cop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is de Copa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Ã?sï»¿Bastos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rÃªs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Ã?s de ï»¿Basto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Ãªs de Bastos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Ã?sOurosDezOurosDoisCopa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Ã?sCopasÃ?sEspadasDezBasto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z de Our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14" calcext:value-type="float">
            <text:p>41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Ã?sOurosDoisCop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Ã?sEspadasDezBastos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Ã?s de Our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Ã?s de Espadas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DoisBastosTrÃªsCopasSeisCopas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eBastosDozeOurosQuatroBasto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is de Cop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e de Bastos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DoisBastosTrÃªsCopas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zeOurosQuatroBastos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is de Bast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ze de Ouros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TrÃªsCopa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uatro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Ãªs de Cop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ozeCopasSeteEspadasSeisOuros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zeCopasÃ?sï»¿BastosDozeBastos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ze de Cop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ze de Copa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eteEspadasSeisOuros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Ã?sï»¿BastosDozeBastos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te de Espad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Ã?s de ï»¿Bastos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eis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ze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is de Ou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ze de Basto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eteEspadasÃ?sEspadasSeisOuros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ncoCopasOnzeBastosSeteBasto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te de Espad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inco de Copa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Ã?sEspadasSeisOuros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zeBastosSeteBastos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incoEspadasDezEspadasDezOuro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QuatroBastosTrÃªsEspadasDezBasto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z de Espad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incoEspadasDezOur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ÃªsEspadasDezBasto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QuatroOurosÃ?sï»¿BastosOnzeCopa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zeOurosTrÃªsEspadasSeisBastos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ze de Cop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ze de Ouro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QuatroOurosÃ?sï»¿Basto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ÃªsEspadasSeisBasto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rÃªs de Espada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incoOurosOnzeEspadasÃ?sï»¿Basto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isOurosDezOurosOnzeOuro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ze de Espad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is de Ouro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incoOurosÃ?sï»¿Bas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zOurosOnzeOuro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Ã?s de ï»¿Basto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z de Ouro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29" calcext:value-type="float">
            <text:p>42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DozeOurosCincoCopasDozeEspada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Ã?sï»¿BastosQuatroBastosSeisOuro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ze de Our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Ã?s de ï»¿Bastos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incoCopasDozeEspada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uatroBastosSeisOuro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31" calcext:value-type="float">
            <text:p>43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QuatroCopasSeisBastosTrÃªsCop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Ã?sOurosOnzeEspadasDezEspadas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is de Bast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Ã?s de Ouros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QuatroCopasTrÃªsCop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zeEspadasDezEspadas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Ãªs de Cop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ze de Espada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QuatroCo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ez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atro de Cop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z de Espada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eteBastosSeisBastosDoisCopa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ÃªsBastosÃ?sOurosÃ?sï»¿Bastos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is de Cop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Ãªs de Basto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eteBastosSeisBasto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Ã?sOurosÃ?sï»¿Bastos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is de Bast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Ã?s de Ouros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36" calcext:value-type="float">
            <text:p>43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DezBastosSeteCopasSeisBasto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zCopasCincoBastosOnzeCopa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z de Bas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z de Copa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eteCopasSeisBastos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ncoBastosOnzeCopa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is de Bast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nco de Basto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eteCopas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nze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te de Cop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ze de Copa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rÃªsCopasSeisCopasSeteBasto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ÃªsBastosDezOurosQuatroOuro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Ãªs de Cop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Ãªs de Basto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SeisCopasSeteBastos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zOurosQuatroOuro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e de Bas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z de Ouro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eisCopas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uatro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is de Cop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atro de Ouro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TrÃªsCopasDoisBastosOnzeBasto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teOurosDozeOurosOnzeOuro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is de Bast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e de Ouros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43" calcext:value-type="float">
            <text:p>44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TrÃªsCopasOnzeBast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zeOurosOnzeOuros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ze de Bast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ze de Ouros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Ã?sEspadasDozeEspadasDozeCopas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ezBastosDezEspadasDezOuro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Doze de Espad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z de Basto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45" calcext:value-type="float">
            <text:p>445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Ã?sEspadasDozeCop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zEspadasDezOuro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Ã?s de Espad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z de Espada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46" calcext:value-type="float">
            <text:p>446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incoEspadasDoisOurosSeteCopa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ncoBastosDezCopasQuatroEspada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e de Cop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nco de Basto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incoEspadasDoisOuro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zCopasQuatroEspada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is de Our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z de Copa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48" calcext:value-type="float">
            <text:p>44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Ã?sCopasOnzeEspadasQuatroEspadas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zeOurosOnzeBastosDozeOuro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uatro de Esp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ze de Ouro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Ã?sCopasOnzeEspadas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nzeBastosDozeOuros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ze de Espad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ze de Basto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Ã?sCopa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oze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ze de Ouro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OnzeCopasCincoOurosSeisEspada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ncoEspadasSeisOurosOnzeEspada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ze de Cop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nco de Espada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incoOurosSeisEspada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isOurosOnzeEspadas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is de Esp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is de Ouro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incoOuro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nze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nco de Our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ze de Espada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eteEspadasDozeEspadasCincoEspada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isCopasOnzeCopasDezOuros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nco de Esp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is de Copa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SeteEspadasDozeEspada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nzeCopasDezOuros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nze de Copa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eteCopasSeteOurosSeisOuro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Ã?sï»¿BastosDezCopasSeteEspada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e de Cop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Ã?s de ï»¿Bastos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57" calcext:value-type="float">
            <text:p>45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eteOurosSeisOuros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zCopasSeteEspada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is de Ou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z de Copa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incoCopasSeisBastosÃ?sCopa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ÃªsCopasSeisEspadasDozeCopa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Ãªs de Copa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incoCopasSeisBasto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isEspadasDozeCopas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is de Bast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is de Espada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incoCopa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oze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nco de Cop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ze de Cop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TrÃªsCopasÃ?sï»¿BastosSeisEspada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Ã?sOurosOnzeCopasDoisBastos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Ã?s de ï»¿Basto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Ã?s de Ouros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TrÃªsCopasSeisEspad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zeCopasDoisBastos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QuatroEspadasDozeEspadasDezBas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isEspadasOnzeCopasSeteOuro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ze de Espad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is de Espada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QuatroEspadasDezBa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zeCopasSeteOuros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z de Bas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ze de Copas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QuatroEspad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te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uatro de Esp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e de Ouros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eisOurosTrÃªsOurosDoisEspada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Ã?sï»¿BastosSeisBastosOnzeBastos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is de Espad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Ã?s de ï»¿Bastos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eisOurosTrÃªsOuro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isBastosOnzeBastos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is de Ou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is de Basto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TrÃªsOuro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nze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Ãªs de Our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ze de Basto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DezOurosSeisEspadasQuatroCopa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zCopasCincoEspadasOnzeEspada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z de Our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z de Copa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eisEspadasQuatroCopas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coEspadasOnzeEspada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71" calcext:value-type="float">
            <text:p>47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OnzeEspadasDezEspadasSeisBasto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atroBastosDozeBastosSeteCopa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is de Bast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OnzeEspadasDezEspada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zeBastosSeteCopas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z de Espad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ze de Basto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OnzeEspada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te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te de Copa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incoCopasOnzeBastosCincoEspada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zeOurosDozeBastosDozeCopa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nze de Bast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ze de Ouro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incoCopasCincoEsp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zeBastosDozeCopa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inco de Cop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ze de Bastos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inco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ze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nco de Esp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ze de Cop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77" calcext:value-type="float">
            <text:p>47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TrÃªsOurosTrÃªsBastosOnzeOuro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zBastosSeteOurosDoisEspadas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ze de Our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z de Basto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TrÃªsOurosTrÃªsBasto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teOurosDoisEspadas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OnzeBastosSeisCopasDoisOuro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eOurosCincoBastosSeteBasto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ze de Bast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te de Ouros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SeisCopasDoisOuros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incoBastosSeteBasto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is de Cop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nco de Basto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Dois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e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is de Our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e de Basto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Ã?sï»¿BastosTrÃªsOurosSeteBasto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isBastosOnzeBastosCincoOuros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Ã?s de ï»¿Basto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is de Basto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TrÃªsOurosSeteBasto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zeBastosCincoOuros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Ãªs de Our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ze de Bastos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DezEspadasDozeOurosSeteEspada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isCopasÃ?sCopasÃ?sï»¿Bastos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te de Espad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is de Copa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DezEspadasDozeOuro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Ã?sCopasÃ?sï»¿Bastos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ze de Our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DezEspada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Ã?sï»¿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z de Espad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Ã?s de ï»¿Bastos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DezCopasCincoCopasOnzeCopa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zeBastosTrÃªsOurosDezBastos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ze de Cop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ze de Basto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DezCopasCincoCopa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ÃªsOurosDezBastos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z de Cop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Ãªs de Ouro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incoCopa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z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ez de Basto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eisCopasÃ?sOurosSeteOuro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isEspadasQuatroEspadasOnzeOuro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Ã?s de Our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is de Espada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eisCopasSeteOu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uatroEspadasOnzeOuro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te de Ouro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uatro de Espada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eisCopa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nze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93" calcext:value-type="float">
            <text:p>49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incoEspadasOnzeCopasSeisEspada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ncoCopasSeisBastosDezBasto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nco de Esp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nco de Copa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OnzeCopasSeisEspadas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isBastosDezBastos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ze de Cop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is de Basto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eis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z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is de Esp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z de Bastos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DozeBastosDoisBastosDozeEspada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zeOurosQuatroCopasDoisOur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ze de Espad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ze de Ouro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DozeBastosDoisBasto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uatroCopasDoisOuro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ze de Bast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uatro de Copa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eisOurosDozeOurosDezCopa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ncoOurosCincoCopasSeisBasto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z de Cop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nco de Ouro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eisOurosDozeOur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incoCopasSeisBasto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DezEspadasSeisOurosTrÃªsCopa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eEspadasOnzeEspadasDoisBastos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z de Espad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te de Espadas</text:p>
          </table:table-cell>
          <table:table-cell office:value-type="float" office:value="12" calcext:value-type="float">
            <text:p>1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01" calcext:value-type="float">
            <text:p>50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eisOurosTrÃªsCopas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zeEspadasDoisBastos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is de Ou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ze de Espada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eisOurosTrÃªsCopasÃ?sï»¿Basto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uatroEspadasDozeEspadasSeteEspada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Ãªs de Cop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uatro de Espada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eisOurosÃ?sï»¿Bast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zeEspadasSeteEspadas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Ã?s de ï»¿Basto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ze de Espad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incoOurosOnzeBastosQuatroBasto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coCopasDoisCopasSeteOuro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co de Copa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incoOurosOnzeBasto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isCopasSeteOuros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ze de Bast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is de Copa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06" calcext:value-type="float">
            <text:p>50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OnzeCopasCincoCopasDoisBasto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ÃªsOurosDoisCopasÃ?sï»¿Basto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ze de Cop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Ãªs de Ouros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incoCopasDoisBasto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isCopasÃ?sï»¿Bastos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is de Bast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is de Copas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incoCopa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Ã?sï»¿Bast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nco de Cop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Ã?s de ï»¿Bastos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OnzeCopasQuatroCopasTrÃªsBast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zeEspadasSeteEspadasDezEspadas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atro de Cop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ze de Espad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OnzeCopasTrÃªsBast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eEspadasDezEspadas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Ãªs de Bast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e de Espadas</text:p>
          </table:table-cell>
          <table:table-cell office:value-type="float" office:value="12" calcext:value-type="float">
            <text:p>1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Ã?sï»¿BastosDezOurosSeisCopa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atroBastosDozeEspadasSeisEspada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Ã?s de ï»¿Basto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DezOurosSeisCopa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zeEspadasSeisEspadas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z de Our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ze de Espad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eisCop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isEspad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is de Cop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is de Espada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DoisCopasDezBastosQuatroBasto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Ã?sCopasCincoEspadasDoisOuro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is de Cop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Ã?s de Copas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DezBastosQuatroBasto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coEspadasDoisOuro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uatro de Ba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co de Espada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16" calcext:value-type="float">
            <text:p>51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DezBasto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isO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z de Bas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is de Ouros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8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Ã?sEspadasDoisOurosQuatroBastos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zeEspadasÃ?sï»¿BastosCincoOuros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is de Our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ze de Espadas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18" calcext:value-type="float">
            <text:p>51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Ã?sEspadasQuatroBasto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Ã?sï»¿BastosCincoOuros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Ã?s de Espad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Ã?s de ï»¿Bastos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19" calcext:value-type="float">
            <text:p>51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989"/>
        </table:table-row>
        <table:table-row table:style-name="ro1" table:number-rows-repeated="10480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21:03:30.450000000</meta:creation-date>
    <dc:date>2017-06-08T21:06:35.432000000</dc:date>
    <meta:editing-duration>PT3M5S</meta:editing-duration>
    <meta:editing-cycles>1</meta:editing-cycles>
    <meta:document-statistic meta:table-count="1" meta:cell-count="18200" meta:object-count="0"/>
    <meta:generator>LibreOffice/5.3.3.2$Windows_x86 LibreOffice_project/3d9a8b4b4e538a85e0782bd6c2d430bafe583448</meta:generator>
  </office:meta>
</office:document-meta>
</file>